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7000000AD13E9AF1D31D0D31D.jpg" manifest:media-type="image/jpeg"/>
  <manifest:file-entry manifest:full-path="Pictures/1000000000000FA900000831831500F1896E6E9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master-page-name="">
      <style:table-properties style:width="14.993cm" style:page-number="auto"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able_20_Heading">
      <style:paragraph-properties fo:text-align="center" style:justify-single-word="false"/>
      <style:text-properties fo:font-size="10pt" style:font-size-asian="10pt" style:font-size-complex="10pt"/>
    </style:style>
    <style:style style:name="P4"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5"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6" style:family="paragraph" style:parent-style-name="Table_20_Heading">
      <style:text-properties style:use-window-font-color="true" style:text-outline="false" officeooo:rsid="00701b08" officeooo:paragraph-rsid="00701b08"/>
    </style:style>
    <style:style style:name="P7" style:family="paragraph" style:parent-style-name="Drawing">
      <style:paragraph-properties fo:break-before="page"/>
      <style:text-properties officeooo:paragraph-rsid="002ddb1a"/>
    </style:style>
    <style:style style:name="P8" style:family="paragraph" style:parent-style-name="Akapit">
      <style:text-properties officeooo:rsid="00474f1d" officeooo:paragraph-rsid="00474f1d"/>
    </style:style>
    <style:style style:name="P9" style:family="paragraph" style:parent-style-name="Akapit">
      <style:text-properties officeooo:paragraph-rsid="0043475b"/>
    </style:style>
    <style:style style:name="P10"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11"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12"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13" style:family="paragraph" style:parent-style-name="Text_20_body" style:list-style-name="L1">
      <style:paragraph-properties fo:line-height="115%"/>
    </style:style>
    <style:style style:name="P14" style:family="paragraph" style:parent-style-name="Heading_20_1">
      <style:paragraph-properties>
        <style:tab-stops>
          <style:tab-stop style:position="0.691cm"/>
          <style:tab-stop style:position="0.794cm"/>
        </style:tab-stops>
      </style:paragraph-properties>
    </style:style>
    <style:style style:name="P15" style:family="paragraph" style:parent-style-name="Heading_20_1">
      <style:paragraph-properties fo:break-before="page"/>
    </style:style>
    <style:style style:name="P16" style:family="paragraph" style:parent-style-name="Heading_20_2">
      <style:paragraph-properties fo:line-height="150%"/>
    </style:style>
    <style:style style:name="P17"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18" style:family="paragraph" style:parent-style-name="Table_20_Contents" style:list-style-name="L2">
      <style:paragraph-properties fo:text-align="start" style:justify-single-word="false"/>
      <style:text-properties officeooo:rsid="00748ae8" officeooo:paragraph-rsid="00748ae8"/>
    </style:style>
    <style:style style:name="P19"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20" style:family="paragraph" style:parent-style-name="Table_20_Contents">
      <style:text-properties officeooo:rsid="007d67b4" officeooo:paragraph-rsid="007d67b4" style:font-size-asian="10pt" style:font-size-complex="10pt"/>
    </style:style>
    <style:style style:name="P21" style:family="paragraph" style:parent-style-name="Table_20_Contents">
      <style:text-properties officeooo:rsid="007f1c80" officeooo:paragraph-rsid="007f1c80" style:font-size-asian="10pt" style:font-size-complex="10pt"/>
    </style:style>
    <style:style style:name="P22" style:family="paragraph" style:parent-style-name="Table_20_Contents">
      <style:text-properties officeooo:rsid="007f9ca7" officeooo:paragraph-rsid="007f9ca7" style:font-size-asian="10pt" style:font-size-complex="10pt"/>
    </style:style>
    <style:style style:name="P23"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24"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25"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26" style:family="paragraph" style:parent-style-name="Table_20_Heading">
      <style:text-properties officeooo:rsid="007d4677" officeooo:paragraph-rsid="007d4677"/>
    </style:style>
    <style:style style:name="P27" style:family="paragraph" style:parent-style-name="Akapit">
      <style:text-properties officeooo:rsid="006ab9de" officeooo:paragraph-rsid="006ab9de"/>
    </style:style>
    <style:style style:name="P28" style:family="paragraph" style:parent-style-name="Akapit">
      <style:text-properties officeooo:rsid="0078674b" officeooo:paragraph-rsid="00852416"/>
    </style:style>
    <style:style style:name="P29" style:family="paragraph" style:parent-style-name="Akapit">
      <style:paragraph-properties fo:margin-left="0cm" fo:margin-right="0cm" fo:text-indent="0cm" style:auto-text-indent="false"/>
      <style:text-properties officeooo:rsid="0078674b" officeooo:paragraph-rsid="0085241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style="italic" officeooo:rsid="007996a5" style:font-style-asian="italic" style:font-style-complex="italic"/>
    </style:style>
    <style:style style:name="T11" style:family="text">
      <style:text-properties fo:font-style="italic" officeooo:rsid="007b654b" style:font-style-asian="italic" style:font-style-complex="italic"/>
    </style:style>
    <style:style style:name="T12" style:family="text">
      <style:text-properties fo:font-weight="bold" style:font-weight-asian="bold" style:font-weight-complex="bold"/>
    </style:style>
    <style:style style:name="T13" style:family="text">
      <style:text-properties officeooo:rsid="00289b72"/>
    </style:style>
    <style:style style:name="T14" style:family="text">
      <style:text-properties officeooo:rsid="002afdef"/>
    </style:style>
    <style:style style:name="T15" style:family="text">
      <style:text-properties officeooo:rsid="002d711f"/>
    </style:style>
    <style:style style:name="T16" style:family="text">
      <style:text-properties officeooo:rsid="00385374"/>
    </style:style>
    <style:style style:name="T17" style:family="text">
      <style:text-properties fo:font-style="normal" style:font-style-asian="normal" style:font-style-complex="normal"/>
    </style:style>
    <style:style style:name="T18" style:family="text">
      <style:text-properties fo:font-style="normal" officeooo:rsid="0039e839" style:font-style-asian="normal" style:font-style-complex="normal"/>
    </style:style>
    <style:style style:name="T19" style:family="text">
      <style:text-properties fo:font-style="normal" officeooo:rsid="003dbff1" style:font-style-asian="normal" style:font-style-complex="normal"/>
    </style:style>
    <style:style style:name="T20" style:family="text">
      <style:text-properties fo:font-style="normal" officeooo:rsid="003e8c58" style:font-style-asian="normal" style:font-style-complex="normal"/>
    </style:style>
    <style:style style:name="T21" style:family="text">
      <style:text-properties fo:font-style="normal" officeooo:rsid="004041aa" style:font-style-asian="normal" style:font-style-complex="normal"/>
    </style:style>
    <style:style style:name="T22" style:family="text">
      <style:text-properties fo:font-style="normal" officeooo:rsid="00416c44" style:font-style-asian="normal" style:font-style-complex="normal"/>
    </style:style>
    <style:style style:name="T23" style:family="text">
      <style:text-properties fo:font-style="normal" officeooo:rsid="00519c84" style:font-style-asian="normal" style:font-style-complex="normal"/>
    </style:style>
    <style:style style:name="T24" style:family="text">
      <style:text-properties fo:font-style="normal" officeooo:rsid="00531ec9" style:font-style-asian="normal" style:font-style-complex="normal"/>
    </style:style>
    <style:style style:name="T25" style:family="text">
      <style:text-properties fo:font-style="normal" officeooo:rsid="0053aa78" style:font-style-asian="normal" style:font-style-complex="normal"/>
    </style:style>
    <style:style style:name="T26" style:family="text">
      <style:text-properties fo:font-style="normal" officeooo:rsid="00555fb6" style:font-style-asian="normal" style:font-style-complex="normal"/>
    </style:style>
    <style:style style:name="T27" style:family="text">
      <style:text-properties fo:font-style="normal" officeooo:rsid="00565c26" style:font-style-asian="normal" style:font-style-complex="normal"/>
    </style:style>
    <style:style style:name="T28" style:family="text">
      <style:text-properties fo:font-style="normal" officeooo:rsid="0063e534" style:font-style-asian="normal" style:font-style-complex="normal"/>
    </style:style>
    <style:style style:name="T29" style:family="text">
      <style:text-properties fo:font-style="normal" officeooo:rsid="007996a5" style:font-style-asian="normal" style:font-style-complex="normal"/>
    </style:style>
    <style:style style:name="T30" style:family="text">
      <style:text-properties fo:font-style="normal" officeooo:rsid="007b5be0" style:font-style-asian="normal" style:font-style-complex="normal"/>
    </style:style>
    <style:style style:name="T31" style:family="text">
      <style:text-properties fo:font-style="normal" officeooo:rsid="007b654b" style:font-style-asian="normal" style:font-style-complex="normal"/>
    </style:style>
    <style:style style:name="T32" style:family="text">
      <style:text-properties fo:font-style="normal" officeooo:rsid="007c1f50" style:font-style-asian="normal" style:font-style-complex="normal"/>
    </style:style>
    <style:style style:name="T33" style:family="text">
      <style:text-properties fo:font-style="normal" officeooo:rsid="00840a77" style:font-style-asian="normal" style:font-style-complex="normal"/>
    </style:style>
    <style:style style:name="T34" style:family="text">
      <style:text-properties fo:font-style="normal" officeooo:rsid="00852416" style:font-style-asian="normal" style:font-style-complex="normal"/>
    </style:style>
    <style:style style:name="T35" style:family="text">
      <style:text-properties officeooo:rsid="00492556"/>
    </style:style>
    <style:style style:name="T36" style:family="text">
      <style:text-properties officeooo:rsid="0049e21f"/>
    </style:style>
    <style:style style:name="T37" style:family="text">
      <style:text-properties officeooo:rsid="004a573a"/>
    </style:style>
    <style:style style:name="T38" style:family="text">
      <style:text-properties officeooo:rsid="00519c84"/>
    </style:style>
    <style:style style:name="T39" style:family="text">
      <style:text-properties officeooo:rsid="00697b96"/>
    </style:style>
    <style:style style:name="T40" style:family="text">
      <style:text-properties officeooo:rsid="006b8007"/>
    </style:style>
    <style:style style:name="T41" style:family="text">
      <style:text-properties style:font-name="Times New Roman1"/>
    </style:style>
    <style:style style:name="T42" style:family="text">
      <style:text-properties style:text-position="super 58%" style:font-name="Times New Roman1"/>
    </style:style>
    <style:style style:name="T43" style:family="text">
      <style:text-properties style:text-position="0% 100%" style:font-name="Times New Roman1"/>
    </style:style>
    <style:style style:name="T44" style:family="text">
      <style:text-properties style:text-position="0% 100%" style:font-name="Times New Roman1" officeooo:rsid="00748ae8"/>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8737789253567956362" text:style-name="L1">
        <text:list-item>
          <text:list>
            <text:list-item>
              <text:p text:style-name="P13">zapewniać komunikacje z urządzeniem prezentującym dane przy pomocy interfejsu HDMI (<text:span text:style-name="Domyślna_20_czcionka_20_akapitu"><text:span text:style-name="T5">ang. High Definition Multimedia Interface</text:span></text:span>)</text:p>
            </text:list-item>
            <text:list-item>
              <text:p text:style-name="P13">umożliwiać bezprzewodową kontrolę prezentacji</text:p>
            </text:list-item>
            <text:list-item>
              <text:p text:style-name="P13">wspierać wiele platform sprzętowych pracujących pod kontrolą różnych systemów operacyjnych</text:p>
            </text:list-item>
          </text:list>
        </text:list-item>
      </text:list>
      <text:p text:style-name="P2"/>
      <text:p text:style-name="Akapit"><text:span text:style-name="Domyślna_20_czcionka_20_akapitu"><text:span text:style-name="T12">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12">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15"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text:s/>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s),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13">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6"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7">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3"/>
            </table:table-cell>
            <table:table-cell table:style-name="Tabela1.B1" office:value-type="string">
              <text:p text:style-name="P4">System operacyjny</text:p>
            </table:table-cell>
            <table:table-cell table:style-name="Tabela1.B1" office:value-type="string">
              <text:p text:style-name="P4">Zewnętrzne wyposażenie</text:p>
            </table:table-cell>
            <table:table-cell table:style-name="Tabela1.B1" office:value-type="string">
              <text:p text:style-name="P4">Kanał komunikacyjny</text:p>
            </table:table-cell>
            <table:table-cell table:style-name="Tabela1.B1" office:value-type="string">
              <text:p text:style-name="P4">Dodatkowe możliwości</text:p>
            </table:table-cell>
            <table:table-cell table:style-name="Tabela1.F1" office:value-type="string">
              <text:p text:style-name="P5">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14">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14">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15">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14" text:outline-level="1">3. Koncepcja budowy bezprzewodowego menadżera <text:tab/>prezentacji</text:h>
      <text:p text:style-name="Akapit">Współczesny poziom rozwoju <text:span text:style-name="T1">technologicznego</text:span> pozwala <text:span text:style-name="T16">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16">), które dzięki relatywnie niskiej cenie a tym samym bardzo dużych możliwościch sprzętowych podbijają rynek systemów wbudowanych (ang. </text:span><text:span text:style-name="T6">embedded systems</text:span><text:span text:style-name="T18">). </text:span><text:span text:style-name="T19">Układy takie pozwalają na prace zarówno pod kontrolą systemu operacyjnego jak również w trybie </text:span><text:span text:style-name="T7">bare-metal</text:span><text:span text:style-name="T19">, polegającym na kontroli układów peryferyjnych z poziomi głównego programu. </text:span><text:span text:style-name="T20">W większości przypadków program pisany jest</text:span><text:span text:style-name="T19"> w języku wyższego poziomu jakim jest C/C++,</text:span><text:span text:style-name="T21"> który kolejno w procesie kompilacji zostaje przetłumaczony na język maszynowy.</text:span><text:span text:style-name="T19"> </text:span><text:span text:style-name="T21">Istnieją jednak p</text:span><text:span text:style-name="T20">rzypadk</text:span><text:span text:style-name="T21">i, w których determinizm czasowy odgrywa kluczową rolę działającego systemu, co prowadzi do konieczności </text:span><text:span text:style-name="T22">pisania</text:span><text:span text:style-name="T21"> kodu źródłowego </text:span><text:span text:style-name="T22">programu</text:span><text:span text:style-name="T21"> w niskopoziomowym języku Assembler, </text:span><text:span text:style-name="T22">w którym to jednemu poleceniu odpowiada jedna instrukcja maszynowa.</text:span></text:p>
      <text:h text:style-name="Heading_20_2" text:outline-level="2"><text:soft-page-break/>3.1 <text:span text:style-name="T36">Przegląd</text:span> platform sprzętow<text:span text:style-name="T37">ych</text:span></text:h>
      <text:p text:style-name="P8">Ze względu na różnorodność oferowanych przez producentów mikrokomputerów jednoukładowych, <text:span text:style-name="T35">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2" text:outline-level="2">3.1.1 Intel Edison</text:h>
      <text:p text:style-name="P9">Platforma Intel Edison, <text:span text:style-name="T39">przedstawiona na rysunku 1.,</text:span> jest propozycją mikrokomputera jednoukładowego zaproponowanego przez <text:span text:style-name="T38">firmę Intel. Platforma ta nakierowana jest na zastosowania w nowoczesnych rozwiązaniach IoT (ang. </text:span><text:span text:style-name="T8">Internet of Things</text:span><text:span text:style-name="T23">). </text:span><text:span text:style-name="T27">Sercem układu jest 32 bitowy procesor Intel Atom wytworzony w procesie technologicznym 22 nm, wyposażony w dwa rdzenie taktowane z maksymalną częstotliwością</text:span><text:span text:style-name="T23"> </text:span><text:span text:style-name="T28">500 MHz. </text:span><text:span text:style-name="T23">Cechą charakterystyczną układu jest bardzo mały rozmiar, co niesie za sobą brak wyprowadzonych złączy interfejsów komunikacyjnych takich jak HDMI, Ethernet czy GPIO (ang. </text:span><text:span text:style-name="T8">General Purpose Input Output</text:span><text:span text:style-name="T23">). </text:span><text:span text:style-name="T24">Układ ten został zaprojektowany z myślą implementacji w dowoln</text:span><text:span text:style-name="T25">ej platformie sprzętowej w związku z czym jedynym złączem jakie posiada jest 70 pinowy wtyk Hirose DF40 pozwalające na dostęp do wszystkich oferowanych przez moduł peryferiów. </text:span><text:span text:style-name="T26">Platforma ta w przeciwieństwie do swoich konkurentów posiada interfejs BLE (ang. </text:span><text:span text:style-name="T9">Bluetooth Low Energy</text:span><text:span text:style-name="T26">)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40">i_man</text:span>]</text:p>
      <text:p text:style-name="P10">Podstawowe parametry układu zostały przedstawione w tabeli 2 [<text:span text:style-name="T40">i_man</text:span>].</text:p>
      <text:p text:style-name="P17">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6">Parametr</text:p>
          </table:table-cell>
          <table:table-cell table:style-name="Tabela2.B1" office:value-type="string">
            <text:p text:style-name="P6">Wartość</text:p>
          </table:table-cell>
        </table:table-row>
        <table:table-row>
          <table:table-cell table:style-name="Tabela2.A11" office:value-type="string">
            <text:p text:style-name="P24">Procesor</text:p>
          </table:table-cell>
          <table:table-cell table:style-name="Tabela2.B2" office:value-type="string">
            <text:p text:style-name="P11">Dwurdzeniowy, dwuwątkowy Intel Atom, 500 MHz</text:p>
          </table:table-cell>
        </table:table-row>
        <table:table-row>
          <table:table-cell table:style-name="Tabela2.A11" office:value-type="string">
            <text:p text:style-name="P24">RAM</text:p>
          </table:table-cell>
          <table:table-cell table:style-name="Tabela2.B3" office:value-type="string">
            <text:p text:style-name="P11">1 GB DDR3</text:p>
          </table:table-cell>
        </table:table-row>
        <table:table-row>
          <table:table-cell table:style-name="Tabela2.A11" office:value-type="string">
            <text:p text:style-name="P24">Pamięć wewnętrzna</text:p>
          </table:table-cell>
          <table:table-cell table:style-name="Tabela2.B4" office:value-type="string">
            <text:p text:style-name="P11">4 GB eMMC</text:p>
          </table:table-cell>
        </table:table-row>
        <table:table-row>
          <table:table-cell table:style-name="Tabela2.A11" office:value-type="string">
            <text:p text:style-name="P24">WiFi</text:p>
          </table:table-cell>
          <table:table-cell table:style-name="Tabela2.B5" office:value-type="string">
            <text:p text:style-name="P11">Dual-band (2.4/5 GHz), IEEE 802.11 b/g/n</text:p>
          </table:table-cell>
        </table:table-row>
        <table:table-row>
          <table:table-cell table:style-name="Tabela2.A11" office:value-type="string">
            <text:p text:style-name="P24">Bluetooth</text:p>
          </table:table-cell>
          <table:table-cell table:style-name="Tabela2.B6" office:value-type="string">
            <text:p text:style-name="P12">BLE 4.0 + EDR 2.1</text:p>
          </table:table-cell>
        </table:table-row>
        <table:table-row>
          <table:table-cell table:style-name="Tabela2.A11" office:value-type="string">
            <text:p text:style-name="P24">Złącze</text:p>
          </table:table-cell>
          <table:table-cell table:style-name="Tabela2.B7" office:value-type="string">
            <text:p text:style-name="P12">70-pin Hirose DF40</text:p>
          </table:table-cell>
        </table:table-row>
        <table:table-row>
          <table:table-cell table:style-name="Tabela2.A11" office:value-type="string">
            <text:p text:style-name="P24">Napięcie zasilania</text:p>
          </table:table-cell>
          <table:table-cell table:style-name="Tabela2.B8" office:value-type="string">
            <text:p text:style-name="P12">3.15 – 4.5 V</text:p>
          </table:table-cell>
        </table:table-row>
        <table:table-row>
          <table:table-cell table:style-name="Tabela2.A11" office:value-type="string">
            <text:p text:style-name="P24">I/O</text:p>
          </table:table-cell>
          <table:table-cell table:style-name="Tabela2.B9" office:value-type="string">
            <text:p text:style-name="P12">40-pin GPIO:</text:p>
            <text:list xml:id="list8102867767532356923" text:style-name="L2">
              <text:list-item>
                <text:p text:style-name="P18">SD Card</text:p>
              </text:list-item>
              <text:list-item>
                <text:p text:style-name="P18">2 <text:span text:style-name="T41">× UART</text:span></text:p>
              </text:list-item>
              <text:list-item>
                <text:p text:style-name="P18">2 <text:span text:style-name="T41">× I</text:span><text:span text:style-name="T42">2</text:span><text:span text:style-name="T43">C</text:span></text:p>
              </text:list-item>
              <text:list-item>
                <text:p text:style-name="P19">SPI</text:p>
              </text:list-item>
              <text:list-item>
                <text:p text:style-name="P18"><text:span text:style-name="T43">I</text:span><text:span text:style-name="T42">2</text:span><text:span text:style-name="T43">S</text:span></text:p>
              </text:list-item>
              <text:list-item>
                <text:p text:style-name="P19">14 × GPIO</text:p>
              </text:list-item>
            </text:list>
          </table:table-cell>
        </table:table-row>
        <table:table-row>
          <table:table-cell table:style-name="Tabela2.A11" office:value-type="string">
            <text:p text:style-name="P24">USB</text:p>
          </table:table-cell>
          <table:table-cell table:style-name="Tabela2.B10" office:value-type="string">
            <text:p text:style-name="P12">USB 2.0 OTG</text:p>
          </table:table-cell>
        </table:table-row>
        <table:table-row>
          <table:table-cell table:style-name="Tabela2.A11" office:value-type="string">
            <text:p text:style-name="P24">Dystrybucje zegara</text:p>
          </table:table-cell>
          <table:table-cell table:style-name="Tabela2.B11" office:value-type="string">
            <text:p text:style-name="P12">19.2 MHz, 32 kHz</text:p>
          </table:table-cell>
        </table:table-row>
        <table:table-row>
          <table:table-cell table:style-name="Tabela2.A12" office:value-type="string">
            <text:p text:style-name="P25">Wymiary</text:p>
          </table:table-cell>
          <table:table-cell table:style-name="Tabela2.B12" office:value-type="string">
            <text:p text:style-name="P12">35.5<text:span text:style-name="T43"> × 25.0 × 3.9 mm</text:span></text:p>
          </table:table-cell>
        </table:table-row>
      </table:table>
      <text:p text:style-name="P27"/>
      <text:h text:style-name="Heading_20_2" text:outline-level="2">3.1.2 Raspberry PI</text:h>
      <text:p text:style-name="P28">Mikrokomputery <text:span text:style-name="T17">jednoukładowe bazujące na mikroprocesorach rodziny ARM Cortex serii A oznaczone nazwą kodową </text:span><text:span text:style-name="T5">Raspberry PI </text:span><text:span text:style-name="T17">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5">Random Access Memory</text:span><text:span text:style-name="T17">) </text:span><text:span text:style-name="T29">o pojemności 512 MB oraz układem GPU (ang. </text:span><text:span text:style-name="T10">Graphics Processing Unit</text:span><text:span text:style-name="T29">). </text:span><text:span text:style-name="T30">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31">coraz to większa podaż została zaobserwowana wśród projektantów amatorów. Spowodowało to pojawienie się wielu ciekawych rozwiązań udostępnianych na licencji GPL (ang. </text:span><text:span text:style-name="T11">GNU General Public License</text:span><text:span text:style-name="T31">). Forma licencjonowania rozwiązań stała się głównym motorem napędowym </text:span><text:span text:style-name="T32">rosnącego zainteresowania platformą Raspberry PI. </text:span><text:span text:style-name="T34">Podstawową wersje mikrokomputera przestawia rysunek 2.</text:span></text:p>
      <text:p text:style-name="Illustration"><draw:frame draw:style-name="fr2" draw:name="Obraz2" text:anchor-type="paragraph" svg:width="9.23cm" svg:height="4.828cm" draw:z-index="1"><draw:image xlink:href="Pictures/1000000000000FA900000831831500F1896E6E9F.jpg" xlink:type="simple" xlink:show="embed" xlink:actuate="onLoad"/></draw:frame><text:soft-page-break/>Rysunek 2. Raspberry PI2 [r_obr?]</text:p>
      <text:p text:style-name="P29"><text:span text:style-name="T32">Coraz to większe zainteresowanie spowodowało pojawienie się wspomnianego modułu w wielu różnych wariantach sprzętowych, co prezentuje tabela 3 [r_man?].</text:span></text:p>
      <text:p text:style-name="Drawing"><text:span text:style-name="T32">T</text:span><text:span text:style-name="T17">abela 3. Platformy z serii </text:span><text:span text:style-name="T5">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26"/>
          </table:table-cell>
          <table:table-cell table:style-name="Tabela3.A1" office:value-type="string">
            <text:p text:style-name="P26">Raspberry PI A+</text:p>
          </table:table-cell>
          <table:table-cell table:style-name="Tabela3.A1" office:value-type="string">
            <text:p text:style-name="P26">Raspberry PI B</text:p>
          </table:table-cell>
          <table:table-cell table:style-name="Tabela3.A1" office:value-type="string">
            <text:p text:style-name="P26">Raspberry PI B+</text:p>
          </table:table-cell>
          <table:table-cell table:style-name="Tabela3.E1" office:value-type="string">
            <text:p text:style-name="P26">Raspberry PI 2B</text:p>
          </table:table-cell>
        </table:table-row>
        <table:table-row>
          <table:table-cell table:style-name="Tabela3.A2" office:value-type="string">
            <text:p text:style-name="P23">Procesor</text:p>
          </table:table-cell>
          <table:table-cell table:style-name="Tabela3.A2" table:number-columns-spanned="3" office:value-type="string">
            <text:p text:style-name="P20">ARMv6, jednordzeniowy</text:p>
          </table:table-cell>
          <table:covered-table-cell/>
          <table:covered-table-cell/>
          <table:table-cell table:style-name="Tabela3.E2" office:value-type="string">
            <text:p text:style-name="P20">ARMv7, czterordzeniowy</text:p>
          </table:table-cell>
        </table:table-row>
        <table:table-row>
          <table:table-cell table:style-name="Tabela3.A2" office:value-type="string">
            <text:p text:style-name="P23">Pamięć RAM</text:p>
          </table:table-cell>
          <table:table-cell table:style-name="Tabela3.A2" office:value-type="string">
            <text:p text:style-name="P20">256 MB, SDRAM</text:p>
          </table:table-cell>
          <table:table-cell table:style-name="Tabela3.A2" table:number-columns-spanned="2" office:value-type="string">
            <text:p text:style-name="P20">512 MB, SDRAM</text:p>
          </table:table-cell>
          <table:covered-table-cell/>
          <table:table-cell table:style-name="Tabela3.E2" office:value-type="string">
            <text:p text:style-name="P20">1 GB, SDRAM</text:p>
          </table:table-cell>
        </table:table-row>
        <table:table-row>
          <table:table-cell table:style-name="Tabela3.A2" office:value-type="string">
            <text:p text:style-name="P23">GPU</text:p>
          </table:table-cell>
          <table:table-cell table:style-name="Tabela3.E2" table:number-columns-spanned="4" office:value-type="string">
            <text:p text:style-name="P21">Broadcom VideoCore IV</text:p>
          </table:table-cell>
          <table:covered-table-cell/>
          <table:covered-table-cell/>
          <table:covered-table-cell/>
        </table:table-row>
        <table:table-row>
          <table:table-cell table:style-name="Tabela3.A2" office:value-type="string">
            <text:p text:style-name="P23">GPIO</text:p>
          </table:table-cell>
          <table:table-cell table:style-name="Tabela3.A2" office:value-type="string">
            <text:p text:style-name="P21">40</text:p>
          </table:table-cell>
          <table:table-cell table:style-name="Tabela3.A2" table:number-columns-spanned="2" office:value-type="string">
            <text:p text:style-name="P21">26</text:p>
          </table:table-cell>
          <table:covered-table-cell/>
          <table:table-cell table:style-name="Tabela3.E2" office:value-type="string">
            <text:p text:style-name="P21">40</text:p>
          </table:table-cell>
        </table:table-row>
        <table:table-row>
          <table:table-cell table:style-name="Tabela3.A2" office:value-type="string">
            <text:p text:style-name="P23">Zużycie energii</text:p>
          </table:table-cell>
          <table:table-cell table:style-name="Tabela3.A2" table:number-columns-spanned="3" office:value-type="string">
            <text:p text:style-name="P21">600 mA, 5 V</text:p>
          </table:table-cell>
          <table:covered-table-cell/>
          <table:covered-table-cell/>
          <table:table-cell table:style-name="Tabela3.E2" office:value-type="string">
            <text:p text:style-name="P21">650 mA, 5 V</text:p>
          </table:table-cell>
        </table:table-row>
        <table:table-row>
          <table:table-cell table:style-name="Tabela3.A2" office:value-type="string">
            <text:p text:style-name="P23">Wymiary</text:p>
          </table:table-cell>
          <table:table-cell table:style-name="Tabela3.A2" office:value-type="string">
            <text:p text:style-name="P22">65<text:span text:style-name="T44"> × </text:span><text:span text:style-name="T43">56 mm</text:span></text:p>
          </table:table-cell>
          <table:table-cell table:style-name="Tabela3.E2" table:number-columns-spanned="3" office:value-type="string">
            <text:p text:style-name="P22">85<text:span text:style-name="T44"> × </text:span><text:span text:style-name="T43">56 mm</text:span></text:p>
          </table:table-cell>
          <table:covered-table-cell/>
          <table:covered-table-cell/>
        </table:table-row>
        <table:table-row>
          <table:table-cell table:style-name="Tabela3.A2" office:value-type="string">
            <text:p text:style-name="P23">USB 2.0</text:p>
          </table:table-cell>
          <table:table-cell table:style-name="Tabela3.A2" office:value-type="string">
            <text:p text:style-name="P22">1</text:p>
          </table:table-cell>
          <table:table-cell table:style-name="Tabela3.A2" office:value-type="string">
            <text:p text:style-name="P22">2</text:p>
          </table:table-cell>
          <table:table-cell table:style-name="Tabela3.E2" table:number-columns-spanned="2" office:value-type="string">
            <text:p text:style-name="P22">4</text:p>
          </table:table-cell>
          <table:covered-table-cell/>
        </table:table-row>
        <table:table-row>
          <table:table-cell table:style-name="Tabela3.A2" office:value-type="string">
            <text:p text:style-name="P23">Ethernet</text:p>
          </table:table-cell>
          <table:table-cell table:style-name="Tabela3.A2" office:value-type="string">
            <text:p text:style-name="P22">Brak</text:p>
          </table:table-cell>
          <table:table-cell table:style-name="Tabela3.E2" table:number-columns-spanned="3" office:value-type="string">
            <text:p text:style-name="P22">10/100 Mb</text:p>
          </table:table-cell>
          <table:covered-table-cell/>
          <table:covered-table-cell/>
        </table:table-row>
      </table:table>
      <text:p text:style-name="Drawing"><text:span text:style-name="T5"/></text:p>
      <text:h text:style-name="Heading_20_2" text:outline-level="2">3.1.3 Banana PRO</text:h>
      <text:p text:style-name="Akapit">Kolejną, wartą uwagi platformą wyposażoną w rdzeń ARM Cortex serii A jest mikrokomputer z serii oznaczonej nazwą kodową <text:span text:style-name="T5">Ban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20T13:28:53.050000000</dc:date>
    <meta:editing-cycles>197</meta:editing-cycles>
    <meta:editing-duration>PT13H33M3S</meta:editing-duration>
    <meta:document-statistic meta:table-count="3" meta:image-count="2" meta:object-count="0" meta:page-count="8" meta:paragraph-count="118" meta:word-count="1692" meta:character-count="12950" meta:non-whitespace-character-count="11373"/>
    <meta:template xlink:type="simple" xlink:actuate="onRequest" xlink:title="" xlink:href="Normal.dotm"/>
  </office:meta>
</office:document-meta>
</file>